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cance</text:h>
      <text:p text:style-name="Text_20_body">//Nico</text:p>
      <text:p text:style-name="Text_20_body">El sistema contemplará:</text:p>
      <text:list xml:id="list38162292" text:style-name="L1">
        <text:list-item>
          <text:p text:style-name="P1">ABM Cruceros: entre la info de cada crucero se guardarán servicios y tipos de habitaciones</text:p>
        </text:list-item>
        <text:list-item>
          <text:p text:style-name="P1">ABM Viajes: entre la info se tendrá en cuenta que crucero realiza el viaje, que itinerario tiene el viaje y fecha de salida</text:p>
        </text:list-item>
        <text:list-item>
          <text:p text:style-name="P1">ABM Promociones</text:p>
        </text:list-item>
        <text:list-item>
          <text:p text:style-name="P1">ABM Itinerarios</text:p>
        </text:list-item>
        <text:list-item>
          <text:p text:style-name="P1">ABM Pasajes</text:p>
        </text:list-item>
        <text:list-item>
          <text:p text:style-name="P1">ABM Clientes</text:p>
        </text:list-item>
        <text:list-item>
          <text:p text:style-name="P1">ABM Adicionales</text:p>
        </text:list-item>
        <text:list-item>
          <text:p text:style-name="P1">ABM Habitaciones</text:p>
        </text:list-item>
      </text:list>
      <text:p text:style-name="Text_20_body"/>
      <text:p text:style-name="Text_20_body"/>
      <text:p text:style-name="Text_20_body"/>
      <text:p text:style-name="Text_20_body">El sistema no contemplará:</text:p>
      <text:list xml:id="list38153688" text:style-name="L2">
        <text:list-item>
          <text:p text:style-name="P2">La generación de facturas</text:p>
        </text:list-item>
        <text:list-item>
          <text:p text:style-name="P2">El control sobre el equipaje del pasajero (check in y demases)</text:p>
        </text:list-item>
        <text:list-item>
          <text:p text:style-name="P2">Información de empleados, que viajan en cada crucero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 Ayala</meta:initial-creator>
    <meta:creation-date>2010-06-11T17:51:34.38</meta:creation-date>
    <dc:date>2010-06-12T18:27:41.39</dc:date>
    <dc:creator>Nico Ayala</dc:creator>
    <meta:editing-duration>PT00H26M18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1" meta:paragraph-count="15" meta:word-count="93" meta:character-count="509"/>
  </office:meta>
</office:document-meta>
</file>